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776c" officeooo:paragraph-rsid="0009776c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3f8c1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0b4d4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8f9cd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8f9cd"/>
      <style:text-properties fo:font-weight="bold" style:font-weight-asian="bold" style:font-weight-complex="bold"/>
    </style:style>
    <style:style style:name="P8" style:family="paragraph">
      <style:text-properties fo:color="#c9211e"/>
    </style:style>
    <style:style style:name="P9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color="#3465a4"/>
    </style:style>
    <style:style style:name="P14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15" style:family="paragraph">
      <loext:graphic-properties draw:fill="solid" draw:fill-color="#c0d7f0"/>
    </style:style>
    <style:style style:name="P16" style:family="paragraph">
      <style:text-properties fo:background-color="transparent"/>
    </style:style>
    <style:style style:name="P17" style:family="paragraph">
      <loext:graphic-properties draw:fill="none" draw:fill-color="#ffffff"/>
      <style:text-properties fo:font-weight="bold" fo:background-color="transparent" style:font-weight-asian="bold" style:font-weight-complex="bold"/>
    </style:style>
    <style:style style:name="P18" style:family="paragraph">
      <style:text-properties fo:background-color="#ffff00"/>
    </style:style>
    <style:style style:name="P19" style:family="paragraph">
      <loext:graphic-properties draw:fill="none" draw:fill-color="#ffffff"/>
      <style:text-properties fo:font-weight="bold" fo:background-color="#ffff00" style:font-weight-asian="bold" style:font-weight-complex="bold"/>
    </style:style>
    <style:style style:name="P20" style:family="paragraph">
      <style:text-properties fo:background-color="#f8f9cd"/>
    </style:style>
    <style:style style:name="P21" style:family="paragraph">
      <loext:graphic-properties draw:fill="none" draw:fill-color="#ffffff"/>
      <style:text-properties fo:font-weight="bold" fo:background-color="#f8f9c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color="#c9211e" fo:font-weight="bold" fo:background-color="transparent" style:font-weight-asian="bold" style:font-weight-complex="bold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color="#c9211e" fo:font-weight="bold" fo:background-color="#ffff00" style:font-weight-asian="bold" style:font-weight-complex="bold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font-weight="bold" fo:background-color="#ffff00" style:font-weight-asian="bold" style:font-weight-complex="bold"/>
    </style:style>
    <style:style style:name="T9" style:family="text">
      <style:text-properties fo:font-weight="bold" fo:background-color="#f8f9cd" style:font-weight-asian="bold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fill="solid" draw:fill-color="#c3f8c1" draw:textarea-horizontal-align="justify" draw:textarea-vertical-align="middle" draw:auto-grow-height="false" fo:min-height="2.05cm" fo:min-width="4.5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="solid" draw:fill-color="#d0b4d4" draw:textarea-horizontal-align="justify" draw:textarea-vertical-align="middle" draw:auto-grow-height="false" fo:min-height="2.05cm" fo:min-width="4.5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solid" draw:fill-color="#f8f9cd" draw:textarea-horizontal-align="justify" draw:textarea-vertical-align="middle" draw:auto-grow-height="false" fo:min-height="2.05cm" fo:min-width="4.5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7.3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6.2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6.24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7.3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0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="solid" draw:fill-color="#c0d7f0" draw:textarea-horizontal-align="justify" draw:textarea-vertical-align="middle" draw:auto-grow-height="false" fo:min-height="12.187cm" fo:min-width="4.3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13.402cm" fo:min-width="13.8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3.764cm" fo:min-width="14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6.16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8.4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6.204cm" fo:padding-top="0.025cm" fo:padding-bottom="0.025cm" fo:padding-left="0.025cm" fo:padding-right="0.025cm" style:run-through="background" draw:wrap-influence-on-position="once-concurrent" loext:allow-overlap="true"/>
    </style:style>
    <style:style style:name="gr19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8.823cm" fo:min-width="13.5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3.219cm" fo:min-width="14.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049cm" draw:marker-start-width="0.42cm" draw:marker-end-width="0.42cm" draw:fill="none" draw:textarea-horizontal-align="justify" draw:textarea-vertical-align="middle" draw:auto-grow-height="false" fo:min-height="0.885cm" fo:min-width="6.163cm" fo:padding-top="0.025cm" fo:padding-bottom="0.025cm" fo:padding-left="0.025cm" fo:padding-right="0.025cm" style:run-through="background" draw:wrap-influence-on-position="once-concurrent" loext:allow-overlap="true"/>
    </style:style>
    <style:style style:name="gr22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4.979cm" fo:min-width="14cm" fo:padding-top="0.049cm" fo:padding-bottom="0.049cm" fo:padding-left="0.049cm" fo:padding-right="0.049cm" style:run-through="backgroun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22" draw:text-style-name="P11" svg:width="14.646cm" svg:height="5.626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4" draw:text-style-name="P12" svg:width="5.538cm" svg:height="0.676cm" svg:x="-0.339cm" svg:y="0.138cm"><draw:text-box><text:p><text:span text:style-name="T1">1. Intro <text:s/>= </text:span><text:span text:style-name="T2">The case for</text:span></text:p></draw:text-box></draw:frame><draw:frame text:anchor-type="paragraph" draw:z-index="3" draw:name="Shape2_1" draw:style-name="gr4" draw:text-style-name="P12" svg:width="5.538cm" svg:height="0.676cm" svg:x="2.526cm" svg:y="2.051cm"><draw:text-box><text:p><text:span text:style-name="T1">1.2 Acceleration by offloading</text:span></text:p></draw:text-box></draw:frame><draw:custom-shape text:anchor-type="paragraph" draw:z-index="4" draw:name="Shape1_2" draw:style-name="gr16" draw:text-style-name="P11" svg:width="6.312cm" svg:height="1.034cm" svg:x="1.526cm" svg:y="2.9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Shape2_2" draw:style-name="gr4" draw:text-style-name="P12" svg:width="5.538cm" svg:height="0.676cm" svg:x="1.625cm" svg:y="3.171cm"><draw:text-box><text:p><text:span text:style-name="T1">1.3 Need for pure functions</text:span></text:p></draw:text-box></draw:frame><draw:custom-shape text:anchor-type="paragraph" draw:z-index="6" draw:name="Shape1_3" draw:style-name="gr21" draw:text-style-name="P11" svg:width="6.312cm" svg:height="1.034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Shape2_3" draw:style-name="gr4" draw:text-style-name="P12" svg:width="5.538cm" svg:height="0.676cm" svg:x="1.743cm" svg:y="4.318cm"><draw:text-box><text:p><text:span text:style-name="T1">1.4 The case for type safety</text:span></text:p></draw:text-box></draw:frame><draw:custom-shape text:anchor-type="paragraph" draw:z-index="8" draw:name="Shape1_4" draw:style-name="gr20" draw:text-style-name="P11" svg:width="14.646cm" svg:height="3.675cm" svg:x="-0.894cm" svg:y="5.7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Shape2_4" draw:style-name="gr5" draw:text-style-name="P12" svg:width="8.991cm" svg:height="0.976cm" svg:x="-0.339cm" svg:y="6.138cm"><draw:text-box><text:p><text:span text:style-name="T1">2. Related work = </text:span><text:span text:style-name="T2">Gaps in research by others</text:span><text:span text:style-name="T1"> </text:span></text:p></draw:text-box></draw:frame><draw:custom-shape text:anchor-type="paragraph" draw:z-index="10" draw:name="Shape1_5" draw:style-name="gr7" draw:text-style-name="P11" svg:width="6.353cm" svg:height="1.034cm" svg:x="1.526cm" svg:y="6.7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Shape2_5" draw:style-name="gr4" draw:text-style-name="P12" svg:width="5.538cm" svg:height="0.676cm" svg:x="1.625cm" svg:y="6.934cm"><draw:text-box><text:p><text:span text:style-name="T1">2.1 </text:span></text:p></draw:text-box></draw:frame><draw:custom-shape text:anchor-type="paragraph" draw:z-index="12" draw:name="Shape1_6" draw:style-name="gr7" draw:text-style-name="P11" svg:width="6.353cm" svg:height="1.034cm" svg:x="1.526cm" svg:y="7.8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Shape2_6" draw:style-name="gr4" draw:text-style-name="P12" svg:width="5.538cm" svg:height="0.676cm" svg:x="1.625cm" svg:y="8.093cm"><draw:text-box><text:p><text:span text:style-name="T1">2.2</text:span></text:p></draw:text-box></draw:frame><draw:custom-shape text:anchor-type="paragraph" draw:z-index="14" draw:name="Shape1_7" draw:style-name="gr19" draw:text-style-name="P11" svg:width="14.646cm" svg:height="9.886cm" svg:x="-0.894cm" svg:y="9.763cm"><text:p/><draw:enhanced-geometry svg:viewBox="0 0 21600 21600" draw:path-stretchpoint-x="10800" draw:path-stretchpoint-y="10800" draw:text-areas="?f3 ?f4 ?f5 ?f6" draw:mirror-horizontal="false" draw:mirror-vertical="false" draw:type="round-rectangle" draw:modifiers="1842.0695807314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Shape2_7" draw:style-name="gr5" draw:text-style-name="P12" svg:width="8.991cm" svg:height="0.976cm" svg:x="-0.339cm" svg:y="10.139cm"><draw:text-box><text:p><text:span text:style-name="T1">3. Formal analysis of type safety in Fortran</text:span></text:p></draw:text-box></draw:frame><draw:frame text:anchor-type="paragraph" draw:z-index="16" draw:name="Shape2_8" draw:style-name="gr5" draw:text-style-name="P12" svg:width="8.594cm" svg:height="0.976cm" svg:x="1.625cm" svg:y="10.934cm"><draw:text-box><text:p><text:span text:style-name="T1">3.1 Concepts and notation </text:span><text:span text:style-name="T10">(this work)</text:span></text:p></draw:text-box></draw:frame><draw:frame text:anchor-type="paragraph" draw:z-index="17" draw:name="Shape2_9" draw:style-name="gr8" draw:text-style-name="P12" svg:width="6.076cm" svg:height="0.816cm" svg:x="1.625cm" svg:y="12.093cm"><draw:text-box><text:p><text:span text:style-name="T1">3.2 Def of pure function </text:span><text:span text:style-name="T10">(this work)</text:span></text:p></draw:text-box></draw:frame><draw:custom-shape text:anchor-type="paragraph" draw:z-index="18" draw:name="Shape1_9" draw:style-name="gr18" draw:text-style-name="P11" svg:width="6.353cm" svg:height="1.034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_11" draw:style-name="gr16" draw:text-style-name="P11" svg:width="6.312cm" svg:height="1.034cm" svg:x="1.528cm" svg:y="0.5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2_0" draw:style-name="gr4" draw:text-style-name="P12" svg:width="5.538cm" svg:height="0.676cm" svg:x="1.625cm" svg:y="0.933cm"><draw:text-box><text:p><text:span text:style-name="T1">1.1 Appeal of Fortran</text:span></text:p></draw:text-box></draw:frame><draw:frame text:anchor-type="paragraph" draw:z-index="20" draw:name="Shape2_10" draw:style-name="gr5" draw:text-style-name="P21" svg:width="6.61cm" svg:height="0.976cm" svg:x="1.625cm" svg:y="13.379cm"><draw:text-box><text:p text:style-name="P20"><text:span text:style-name="T9">3.3 Specif of F77 data types</text:span></text:p></draw:text-box></draw:frame><draw:custom-shape text:anchor-type="paragraph" draw:z-index="21" draw:name="Shape1_10" draw:style-name="gr7" draw:text-style-name="P11" svg:width="6.353cm" svg:height="1.034cm" svg:x="1.526cm" svg:y="13.1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2" draw:name="Shape2_11" draw:style-name="gr5" draw:text-style-name="P21" svg:width="6.543cm" svg:height="0.976cm" svg:x="1.764cm" svg:y="14.783cm"><draw:text-box><text:p text:style-name="P20"><text:span text:style-name="T9">3.4 Formalising F77 type system</text:span></text:p></draw:text-box></draw:frame><draw:custom-shape text:anchor-type="paragraph" draw:z-index="23" draw:name="Shape1_12" draw:style-name="gr7" draw:text-style-name="P11" svg:width="6.353cm" svg:height="1.034cm" svg:x="1.561cm" svg:y="14.5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_0" draw:style-name="gr7" draw:text-style-name="P11" svg:width="6.353cm" svg:height="1.034cm" svg:x="2.526cm" svg:y="15.7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Shape2_12" draw:style-name="gr4" draw:text-style-name="P10" svg:width="5.538cm" svg:height="0.676cm" svg:x="2.625cm" svg:y="15.923cm"><draw:text-box><text:p><text:span text:style-name="T3">3.4.1 Constants</text:span></text:p></draw:text-box></draw:frame><draw:custom-shape text:anchor-type="paragraph" draw:z-index="26" draw:name="Shape1_13" draw:style-name="gr7" draw:text-style-name="P11" svg:width="6.353cm" svg:height="1.034cm" svg:x="2.526cm" svg:y="16.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7" draw:name="Shape2_13" draw:style-name="gr4" draw:text-style-name="P10" svg:width="5.538cm" svg:height="0.676cm" svg:x="2.625cm" svg:y="17.062cm"><draw:text-box><text:p><text:span text:style-name="T3">3.34.2 … 3.4.8</text:span></text:p></draw:text-box></draw:frame><draw:frame text:anchor-type="paragraph" draw:z-index="28" draw:name="Shape2_14" draw:style-name="gr5" draw:text-style-name="P9" svg:width="9.727cm" svg:height="0.976cm" svg:x="8.214cm" svg:y="14.512cm"><draw:text-box><text:p text:style-name="P8"><text:span text:style-name="T2">Type safety of progr. with pure f &amp; explicit typing</text:span></text:p></draw:text-box></draw:frame><draw:custom-shape text:anchor-type="paragraph" draw:z-index="29" draw:name="Shape1_14" draw:style-name="gr17" draw:text-style-name="P11" svg:width="8.642cm" svg:height="1.034cm" svg:x="1.526cm" svg:y="18.1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Shape2_16" draw:style-name="gr5" draw:text-style-name="P12" svg:width="9.794cm" svg:height="0.976cm" svg:x="1.625cm" svg:y="18.38cm"><draw:text-box><text:p><text:span text:style-name="T1">3.4 Conclusions re type safety of F type system</text:span></text:p></draw:text-box></draw:frame><draw:frame text:anchor-type="paragraph" draw:z-index="31" draw:name="Shape2_17" draw:style-name="gr4" draw:text-style-name="P14" svg:width="5.538cm" svg:height="0.676cm" svg:x="8.214cm" svg:y="11.307cm"><draw:text-box><text:p text:style-name="P13"><text:span text:style-name="T5">Concepts and notations</text:span></text:p></draw:text-box></draw:frame><draw:custom-shape text:anchor-type="paragraph" draw:z-index="32" draw:name="Shape1_16" draw:style-name="gr16" draw:text-style-name="P11" svg:width="6.312cm" svg:height="1.034cm" svg:x="1.526cm" svg:y="1.7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1_15" draw:style-name="gr15" draw:text-style-name="P11" svg:width="14.646cm" svg:height="4.065cm" svg:x="-0.894cm" svg:y="20.286cm"><text:p/><draw:enhanced-geometry svg:viewBox="0 0 21600 21600" draw:path-stretchpoint-x="10800" draw:path-stretchpoint-y="10800" draw:text-areas="?f3 ?f4 ?f5 ?f6" draw:mirror-horizontal="false" draw:mirror-vertical="false" draw:type="round-rectangle" draw:modifiers="1842.0695807314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Shape2_18" draw:style-name="gr5" draw:text-style-name="P19" svg:width="8.991cm" svg:height="0.976cm" svg:x="-0.339cm" svg:y="20.662cm"><draw:text-box><text:p text:style-name="P18"><text:span text:style-name="T8">4. Type checking COMMON &amp; EQUIVALENCE</text:span></text:p></draw:text-box></draw:frame><draw:custom-shape text:anchor-type="paragraph" draw:z-index="35" draw:name="Shape1_8" draw:style-name="gr7" draw:text-style-name="P11" svg:width="6.353cm" svg:height="1.034cm" svg:x="1.526cm" svg:y="21.2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6" draw:name="Shape2_19" draw:style-name="gr5" draw:text-style-name="P12" svg:width="6.451cm" svg:height="0.976cm" svg:x="1.625cm" svg:y="21.458cm"><draw:text-box><text:p><text:span text:style-name="T1">4.1 Loss of type info </text:span><text:span text:style-name="T2">= the problem</text:span></text:p></draw:text-box></draw:frame><draw:custom-shape text:anchor-type="paragraph" draw:z-index="37" draw:name="Shape1_17" draw:style-name="gr7" draw:text-style-name="P11" svg:width="6.353cm" svg:height="1.034cm" svg:x="1.526cm" svg:y="22.52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name="Shape2_20" draw:style-name="gr5" draw:text-style-name="P12" svg:width="7.563cm" svg:height="0.976cm" svg:x="1.625cm" svg:y="22.744cm"><draw:text-box><text:p><text:span text:style-name="T1">4.2 Type checking algo </text:span><text:span text:style-name="T2">= prep for solution</text:span></text:p></draw:text-box></draw:frame><draw:frame text:anchor-type="paragraph" draw:z-index="40" draw:name="Shape2_21" draw:style-name="gr5" draw:text-style-name="P17" svg:width="8.125cm" svg:height="0.976cm" svg:x="-0.517cm" svg:y="25.141cm"><draw:text-box><text:p text:style-name="P16"><text:span text:style-name="T7">5. Program transformations for type safety </text:span></text:p></draw:text-box></draw:frame><draw:frame text:anchor-type="paragraph" draw:z-index="41" draw:name="Shape2_22" draw:style-name="gr11" draw:text-style-name="P12" svg:width="19.606cm" svg:height="1.463cm" svg:x="-0.339cm" svg:y="-1.161cm"><draw:text-box><text:p><text:span text:style-name="T1">ABSTRACT: </text:span><text:span text:style-name="T6">address significance (contribution), novelty and rigour? </text:span></text:p></draw:text-box></draw:frame><draw:custom-shape text:anchor-type="paragraph" draw:z-index="42" draw:name="Shape3" draw:style-name="gr13" draw:text-style-name="P15" svg:width="4.386cm" svg:height="15.486cm" svg:x="19.009cm" svg:y="10.298cm"><text:p/><draw:enhanced-geometry svg:viewBox="0 0 21600 21600" draw:text-areas="0 0 21600 ?f0" draw:type="down-arrow-callout" draw:modifiers="16999.1496365382 5400 20166.122616925 8047.93388429752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frame text:anchor-type="paragraph" draw:z-index="43" draw:name="Shape2_23" draw:style-name="gr12" draw:text-style-name="P12" svg:width="3.278cm" svg:height="4.049cm" svg:x="19.424cm" svg:y="11.37cm"><draw:text-box><text:p><text:span text:style-name="T1">Any program can <text:s/>be transformed into pure f &amp; explicit typing </text:span></text:p><text:p><text:span text:style-name="T1"/></text:p><text:p><text:span text:style-name="T1">See section 5</text:span></text:p></draw:text-box></draw:frame><draw:frame text:anchor-type="paragraph" draw:z-index="44" draw:name="Shape2_24" draw:style-name="gr4" draw:text-style-name="P14" svg:width="4.629cm" svg:height="0.676cm" svg:x="9.596cm" svg:y="13.882cm"><draw:text-box><text:p text:style-name="P13"><text:span text:style-name="T5">Defined ito f77 &amp; g77</text:span></text:p></draw:text-box></draw:frame><draw:frame text:anchor-type="paragraph" draw:z-index="45" draw:name="Shape2_25" draw:style-name="gr4" draw:text-style-name="P14" svg:width="4.629cm" svg:height="0.976cm" svg:x="9.216cm" svg:y="14.965cm"><draw:text-box><text:p text:style-name="P13"><text:span text:style-name="T5">Description of F type system - Defs</text:span></text:p></draw:text-box></draw:frame><draw:frame text:anchor-type="paragraph" draw:z-index="46" draw:name="Shape2_26" draw:style-name="gr5" draw:text-style-name="P9" svg:width="4.936cm" svg:height="1.463cm" svg:x="8.816cm" svg:y="20.604cm"><draw:text-box><text:p text:style-name="P8"><text:span text:style-name="T2">Novel algo for type checking of COMMON &amp; EQUIV</text:span></text:p></draw:text-box></draw:frame><draw:frame text:anchor-type="paragraph" draw:z-index="47" draw:name="Shape2_27" draw:style-name="gr11" draw:text-style-name="P9" svg:width="7.048cm" svg:height="1.463cm" svg:x="7.608cm" svg:y="24.765cm"><draw:text-box><text:p text:style-name="P8"><text:span text:style-name="T4">= any program can be transformed into equiv with pure f &amp; explicit typing</text:span></text:p></draw:text-box></draw:frame><draw:frame text:anchor-type="paragraph" draw:z-index="48" draw:name="Shape2_29" draw:style-name="gr5" draw:text-style-name="P12" svg:width="8.594cm" svg:height="0.976cm" svg:x="1.625cm" svg:y="25.936cm"><draw:text-box><text:p><text:span text:style-name="T1">5.1 Transf side-effct free subr &gt; pure f</text:span></text:p></draw:text-box></draw:frame><draw:frame text:anchor-type="paragraph" draw:z-index="49" draw:name="Shape2_30" draw:style-name="gr8" draw:text-style-name="P12" svg:width="6.076cm" svg:height="0.816cm" svg:x="1.625cm" svg:y="27.095cm"><draw:text-box><text:p><text:span text:style-name="T1">5.2 INTENT inference</text:span></text:p></draw:text-box></draw:frame><draw:custom-shape text:anchor-type="paragraph" draw:z-index="50" draw:name="Shape1_19" draw:style-name="gr7" draw:text-style-name="P11" svg:width="6.353cm" svg:height="1.034cm" svg:x="1.526cm" svg:y="26.8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Shape1_20" draw:style-name="gr7" draw:text-style-name="P11" svg:width="6.353cm" svg:height="1.034cm" svg:x="1.51cm" svg:y="28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1_21" draw:style-name="gr10" draw:text-style-name="P11" svg:width="7.51cm" svg:height="1.034cm" svg:x="1.526cm" svg:y="25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Shape2_28" draw:style-name="gr4" draw:text-style-name="P9" svg:width="5.538cm" svg:height="0.676cm" svg:x="8.214cm" svg:y="27.095cm"><draw:text-box><text:p text:style-name="P8"><text:span text:style-name="T2">=what?</text:span></text:p></draw:text-box></draw:frame><draw:frame text:anchor-type="paragraph" draw:z-index="54" draw:name="Shape2_31" draw:style-name="gr8" draw:text-style-name="P12" svg:width="6.076cm" svg:height="0.816cm" svg:x="1.625cm" svg:y="28.379cm"><draw:text-box><text:p><text:span text:style-name="T1">5.3 Explicit typing</text:span></text:p></draw:text-box></draw:frame><draw:frame text:anchor-type="paragraph" draw:z-index="55" draw:name="Shape2_32" draw:style-name="gr4" draw:text-style-name="P9" svg:width="5.538cm" svg:height="0.976cm" svg:x="8.214cm" svg:y="28.095cm"><draw:text-box><text:p text:style-name="P8"><text:span text:style-name="T2">From implicit to explicit typing</text:span></text:p></draw:text-box></draw:frame><draw:frame text:anchor-type="paragraph" draw:z-index="56" draw:name="Shape2_33" draw:style-name="gr5" draw:text-style-name="P12" svg:width="8.594cm" svg:height="0.976cm" svg:x="1.602cm" svg:y="29.55cm"><draw:text-box><text:p><text:span text:style-name="T1">5.4 Removal of COMMON blocks</text:span></text:p></draw:text-box></draw:frame><draw:frame text:anchor-type="paragraph" draw:z-index="57" draw:name="Shape2_34" draw:style-name="gr8" draw:text-style-name="P12" svg:width="6.076cm" svg:height="0.816cm" svg:x="1.602cm" svg:y="33.061cm"><draw:text-box><text:p><text:span text:style-name="T1">5.5 Removal of EQUIV</text:span></text:p></draw:text-box></draw:frame><draw:custom-shape text:anchor-type="paragraph" draw:z-index="58" draw:name="Shape1_22" draw:style-name="gr7" draw:text-style-name="P11" svg:width="6.353cm" svg:height="1.034cm" svg:x="1.503cm" svg:y="32.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name="Shape1_23" draw:style-name="gr9" draw:text-style-name="P11" svg:width="6.395cm" svg:height="1.034cm" svg:x="1.503cm" svg:y="29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0" draw:name="Shape2_35" draw:style-name="gr8" draw:text-style-name="P12" svg:width="6.076cm" svg:height="0.816cm" svg:x="1.602cm" svg:y="38.179cm"><draw:text-box><text:p><text:span text:style-name="T1">5.6 Summary of progr transf</text:span></text:p></draw:text-box></draw:frame><draw:custom-shape text:anchor-type="paragraph" draw:z-index="61" draw:name="Shape1_24" draw:style-name="gr7" draw:text-style-name="P11" svg:width="6.353cm" svg:height="1.034cm" svg:x="1.503cm" svg:y="37.8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2" draw:name="Shape1_25" draw:style-name="gr6" draw:text-style-name="P11" svg:width="7.513cm" svg:height="1.034cm" svg:x="2.526cm" svg:y="30.5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3" draw:name="Shape2_36" draw:style-name="gr5" draw:text-style-name="P10" svg:width="8.15cm" svg:height="0.976cm" svg:x="2.625cm" svg:y="30.708cm"><draw:text-box><text:p><text:span text:style-name="T3">5.4.1 Construct COMMON block chain</text:span></text:p></draw:text-box></draw:frame><draw:custom-shape text:anchor-type="paragraph" draw:z-index="64" draw:name="Shape1_26" draw:style-name="gr6" draw:text-style-name="P11" svg:width="7.513cm" svg:height="1.034cm" svg:x="2.526cm" svg:y="31.6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5" draw:name="Shape2_37" draw:style-name="gr5" draw:text-style-name="P10" svg:width="8.15cm" svg:height="0.976cm" svg:x="2.625cm" svg:y="31.865cm"><draw:text-box><text:p><text:span text:style-name="T3">5.4.2 Matching up COMMON block vars</text:span></text:p></draw:text-box></draw:frame><draw:custom-shape text:anchor-type="paragraph" draw:z-index="39" draw:name="Shape1_18" draw:style-name="gr14" draw:text-style-name="P11" svg:width="14.646cm" svg:height="14.211cm" svg:x="-0.894cm" svg:y="24.765cm"><text:p/><draw:enhanced-geometry svg:viewBox="0 0 21600 21600" draw:path-stretchpoint-x="10800" draw:path-stretchpoint-y="10800" draw:text-areas="?f3 ?f4 ?f5 ?f6" draw:mirror-horizontal="false" draw:mirror-vertical="false" draw:type="round-rectangle" draw:modifiers="1842.0695807314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Shape1_28" draw:style-name="gr6" draw:text-style-name="P11" svg:width="7.513cm" svg:height="1.034cm" svg:x="2.526cm" svg:y="35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9" draw:name="Shape2_39" draw:style-name="gr5" draw:text-style-name="P10" svg:width="8.15cm" svg:height="0.976cm" svg:x="2.625cm" svg:y="35.468cm"><draw:text-box><text:p><text:span text:style-name="T3">5.5.2 Quadratic complexity</text:span></text:p></draw:text-box></draw:frame><draw:custom-shape text:anchor-type="paragraph" draw:z-index="70" draw:name="Shape1_29" draw:style-name="gr6" draw:text-style-name="P11" svg:width="7.513cm" svg:height="1.034cm" svg:x="2.526cm" svg:y="36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1" draw:name="Shape2_40" draw:style-name="gr5" draw:text-style-name="P10" svg:width="8.15cm" svg:height="0.976cm" svg:x="2.625cm" svg:y="36.468cm"><draw:text-box><text:p><text:span text:style-name="T3">5.5.3 Overlapping ranges</text:span></text:p></draw:text-box></draw:frame><draw:custom-shape text:anchor-type="paragraph" draw:z-index="66" draw:name="Shape1_27" draw:style-name="gr6" draw:text-style-name="P11" svg:width="7.513cm" svg:height="1.034cm" svg:x="2.526cm" svg:y="34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7" draw:name="Shape2_38" draw:style-name="gr5" draw:text-style-name="P10" svg:width="8.15cm" svg:height="0.976cm" svg:x="2.625cm" svg:y="34.283cm"><draw:text-box><text:p><text:span text:style-name="T3">5.51 Transitivity</text:span></text:p></draw:text-box></draw:frame><draw:custom-shape text:anchor-type="paragraph" draw:z-index="72" draw:name="Shape1_30" draw:style-name="gr6" draw:text-style-name="P11" svg:width="7.513cm" svg:height="1.034cm" svg:x="2.526cm" svg:y="37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3" draw:name="Shape2_41" draw:style-name="gr5" draw:text-style-name="P10" svg:width="8.15cm" svg:height="0.976cm" svg:x="2.625cm" svg:y="37.469cm"><draw:text-box><text:p><text:span text:style-name="T3">5.5.4 Equivalence pairs</text:span></text:p></draw:text-box></draw:frame><draw:frame text:anchor-type="paragraph" draw:z-index="74" draw:name="Shape2_42" draw:style-name="gr4" draw:text-style-name="P9" svg:width="5.538cm" svg:height="0.976cm" svg:x="8.214cm" svg:y="29.277cm"><draw:text-box><text:p text:style-name="P8"><text:span text:style-name="T2">From COMMON blocks to pure f and type-safe code</text:span></text:p></draw:text-box></draw:frame><draw:frame text:anchor-type="paragraph" draw:z-index="75" draw:name="Shape2_43" draw:style-name="gr4" draw:text-style-name="P9" svg:width="5.538cm" svg:height="0.676cm" svg:x="8.214cm" svg:y="32.84cm"><draw:text-box><text:p text:style-name="P8"><text:span text:style-name="T2">From EQ blocks to …. </text:span></text:p></draw:text-box></draw:frame><draw:custom-shape text:anchor-type="paragraph" draw:z-index="76" draw:name="Shape6" draw:style-name="gr3" draw:text-style-name="P7" svg:width="4.537cm" svg:height="2.05cm" svg:x="13.409cm" svg:y="28.944cm"><text:p text:style-name="P4"><text:span text:style-name="T1">Contribution</text:span><text:span text:style-name="T1"><text:line-break/></text:span><text:span text:style-name="T1">Significance</text:span></text:p><draw:enhanced-geometry svg:viewBox="0 0 21600 21600" draw:type="rectangle" draw:enhanced-path="M 0 0 L 21600 0 21600 21600 0 21600 0 0 Z N"/></draw:custom-shape><draw:custom-shape text:anchor-type="paragraph" draw:z-index="77" draw:name="Shape6_0" draw:style-name="gr1" draw:text-style-name="P3" svg:width="4.537cm" svg:height="2.05cm" svg:x="7.84cm" svg:y="9.257cm"><text:p text:style-name="P2"><text:span text:style-name="T1">Rigour</text:span></text:p><draw:enhanced-geometry svg:viewBox="0 0 21600 21600" draw:type="rectangle" draw:enhanced-path="M 0 0 L 21600 0 21600 21600 0 21600 0 0 Z N"/></draw:custom-shape><draw:custom-shape text:anchor-type="paragraph" draw:z-index="78" draw:name="Shape6_1" draw:style-name="gr2" draw:text-style-name="P5" svg:width="4.537cm" svg:height="2.05cm" svg:x="21.92cm" svg:y="4.676cm"><text:p text:style-name="P4"><text:span text:style-name="T1">Novelty</text:span></text:p><draw:enhanced-geometry svg:viewBox="0 0 21600 21600" draw:type="rectangle" draw:enhanced-path="M 0 0 L 21600 0 21600 21600 0 21600 0 0 Z N"/></draw:custom-shape><draw:custom-shape text:anchor-type="paragraph" draw:z-index="79" draw:name="Shape6_2" draw:style-name="gr3" draw:text-style-name="P6" svg:width="4.537cm" svg:height="2.05cm" svg:x="8.04cm" svg:y="3.713cm"><text:p text:style-name="P4"><text:span text:style-name="T1">Contribution</text:span><text:span text:style-name="T1"><text:line-break/></text:span><text:span text:style-name="T1">Significance</text:span></text:p><draw:enhanced-geometry svg:viewBox="0 0 21600 21600" draw:type="rectangle" draw:enhanced-path="M 0 0 L 21600 0 21600 21600 0 21600 0 0 Z N"/></draw:custom-shape><draw:custom-shape text:anchor-type="paragraph" draw:z-index="80" draw:name="Shape6_3" draw:style-name="gr2" draw:text-style-name="P5" svg:width="4.537cm" svg:height="2.05cm" svg:x="8.322cm" svg:y="6.726cm"><text:p text:style-name="P4"><text:span text:style-name="T1">Novelty</text:span></text:p><draw:enhanced-geometry svg:viewBox="0 0 21600 21600" draw:type="rectangle" draw:enhanced-path="M 0 0 L 21600 0 21600 21600 0 21600 0 0 Z N"/></draw:custom-shape><draw:custom-shape text:anchor-type="paragraph" draw:z-index="81" draw:name="Shape6_4" draw:style-name="gr1" draw:text-style-name="P3" svg:width="4.537cm" svg:height="2.05cm" svg:x="21.863cm" svg:y="2.277cm"><text:p text:style-name="P2"><text:span text:style-name="T1">Rigour</text:span></text:p><draw:enhanced-geometry svg:viewBox="0 0 21600 21600" draw:type="rectangle" draw:enhanced-path="M 0 0 L 21600 0 21600 21600 0 21600 0 0 Z N"/></draw:custom-shape><draw:custom-shape text:anchor-type="paragraph" draw:z-index="82" draw:name="Shape6_5" draw:style-name="gr3" draw:text-style-name="P6" svg:width="4.537cm" svg:height="2.05cm" svg:x="21.832cm" svg:y="-0.09cm"><text:p text:style-name="P4"><text:span text:style-name="T1">Contribution</text:span><text:span text:style-name="T1"><text:line-break/></text:span><text:span text:style-name="T1">Significance</text:span></text:p><draw:enhanced-geometry svg:viewBox="0 0 21600 21600" draw:type="rectangle" draw:enhanced-path="M 0 0 L 21600 0 21600 21600 0 21600 0 0 Z N"/></draw:custom-shape><draw:custom-shape text:anchor-type="paragraph" draw:z-index="83" draw:name="Shape6_6" draw:style-name="gr3" draw:text-style-name="P6" svg:width="4.537cm" svg:height="2.05cm" svg:x="13.409cm" svg:y="32.84cm"><text:p text:style-name="P4"><text:span text:style-name="T1">Contribution</text:span><text:span text:style-name="T1"><text:line-break/></text:span><text:span text:style-name="T1">Significance</text:span></text:p><draw:enhanced-geometry svg:viewBox="0 0 21600 21600" draw:type="rectangle" draw:enhanced-path="M 0 0 L 21600 0 21600 21600 0 21600 0 0 Z N"/></draw:custom-shape><draw:custom-shape text:anchor-type="paragraph" draw:z-index="84" draw:name="Shape6_7" draw:style-name="gr2" draw:text-style-name="P5" svg:width="4.537cm" svg:height="2.05cm" svg:x="8.816cm" svg:y="22.066cm"><text:p text:style-name="P4"><text:span text:style-name="T1">Novelty</text:span></text:p><draw:enhanced-geometry svg:viewBox="0 0 21600 21600" draw:type="rectangle" draw:enhanced-path="M 0 0 L 21600 0 21600 21600 0 21600 0 0 Z N"/></draw:custom-shape><draw:custom-shape text:anchor-type="paragraph" draw:z-index="85" draw:name="Shape6_8" draw:style-name="gr1" draw:text-style-name="P3" svg:width="4.537cm" svg:height="2.05cm" svg:x="14.056cm" svg:y="24.504cm"><text:p text:style-name="P2"><text:span text:style-name="T1">Rigour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17T17:24:32.775971231</meta:creation-date>
    <meta:generator>LibreOffice/6.4.6.2$MacOSX_X86_64 LibreOffice_project/0ce51a4fd21bff07a5c061082cc82c5ed232f115</meta:generator>
    <dc:date>2020-11-19T11:29:59.643173481</dc:date>
    <meta:editing-duration>P1DT17H53M11S</meta:editing-duration>
    <meta:editing-cycles>6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